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5mm</text:p>
          </draw:text-box>
        </draw:frame>
        <draw:frame draw:style-name="gr8" draw:layer="layout" svg:width="6.797cm" svg:height="0.962cm" svg:x="4.7cm" svg:y="9.438cm">
          <draw:text-box>
            <text:p>Portion Width = 12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504cm" svg:height="0.962cm" svg:x="4.685cm" svg:y="11.9cm">
          <draw:text-box>
            <text:p>Metal Bar Width = 13mm</text:p>
          </draw:text-box>
        </draw:frame>
        <draw:frame draw:style-name="gr8" draw:layer="layout" svg:width="6.302cm" svg:height="0.962cm" svg:x="5.5cm" svg:y="13.038cm">
          <draw:text-box>
            <text:p>Rim Height = 1.3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– Note: Flat</text:p>
            <text:p>Inlay Cover = .15mm</text:p>
            <text:p>Inlay (Includes Antenna / Transponder) = 120μm</text:p>
            <text:p>Absorber = .15mm</text:p>
            <text:p>Ring Metal = 1m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329cm" svg:height="0.962cm" svg:x="7.909cm" svg:y="19.738cm">
          <draw:text-box>
            <text:p>Depth = 2mm</text:p>
          </draw:text-box>
        </draw:frame>
        <draw:frame draw:style-name="gr19" draw:layer="layout" svg:width="9.608cm" svg:height="0.962cm" svg:x="8.3cm" svg:y="20.5cm">
          <draw:text-box>
            <text:p>Top portion inner length = 19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19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5cm" svg:y1="25.8cm" svg:x2="1.9cm" svg:y2="26.1cm">
          <text:p/>
        </draw:line>
        <draw:line draw:style-name="gr18" draw:text-style-name="P1" draw:layer="layout" svg:x1="7.3cm" svg:y1="25.8cm" svg:x2="7.9cm" svg:y2="26.1cm">
          <text:p/>
        </draw:line>
        <draw:frame draw:style-name="gr20" draw:text-style-name="P3" draw:layer="layout" svg:width="16.3cm" svg:height="3.55cm" svg:x="1.4cm" svg:y="1.2cm">
          <draw:text-box>
            <text:p><text:span text:style-name="T2">Alpha Ring</text:span></text:p>
          </draw:text-box>
        </draw:frame>
        <draw:line draw:style-name="gr11" draw:text-style-name="P1" draw:layer="layout" svg:x1="1.8cm" svg:y1="19.5cm" svg:x2="3.8cm" svg:y2="19.5cm">
          <text:p/>
        </draw:line>
        <draw:line draw:style-name="gr12" draw:text-style-name="P1" draw:layer="layout" svg:x1="4.9cm" svg:y1="19cm" svg:x2="3.4cm" svg:y2="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8-17T13:46:00</dc:date>
    <dc:creator>jose </dc:creator>
    <meta:editing-duration>PT57M36S</meta:editing-duration>
    <meta:editing-cycles>12</meta:editing-cycles>
    <meta:generator>LibreOffice/3.6$Linux_X86_64 LibreOffice_project/360m1$Build-2</meta:generator>
    <meta:document-statistic meta:object-count="79"/>
  </office:meta>
</office:document-meta>
</file>